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5"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style:keep-together="false" fo:keep-together="always"/>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Text_20_body" style:list-style-name="L1"/>
    <style:style style:name="P40" style:family="paragraph" style:parent-style-name="Text_20_body" style:list-style-name="L1">
      <style:text-properties style:font-name="Arial"/>
    </style:style>
    <style:style style:name="P41" style:family="paragraph" style:parent-style-name="Text_20_body" style:list-style-name="L2">
      <style:text-properties style:font-name="Arial"/>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text-properties fo:font-weight="normal" style:font-weight-asian="normal" style:font-weight-complex="normal"/>
    </style:style>
    <style:style style:name="P46" style:family="paragraph" style:parent-style-name="Text_20_body" style:list-style-name="L5">
      <style:text-properties fo:font-weight="normal" style:font-weight-asian="normal" style:font-weight-complex="normal"/>
    </style:style>
    <style:style style:name="P47" style:family="paragraph" style:parent-style-name="Text_20_body" style:list-style-name="L6">
      <style:text-properties fo:font-weight="normal" style:font-weight-asian="normal" style:font-weight-complex="normal"/>
    </style:style>
    <style:style style:name="P48" style:family="paragraph" style:parent-style-name="Text_20_body" style:list-style-name="L5"/>
    <style:style style:name="P49" style:family="paragraph" style:parent-style-name="Text_20_body" style:list-style-name="L9"/>
    <style:style style:name="P50" style:family="paragraph" style:parent-style-name="Heading_20_1">
      <style:paragraph-properties fo:break-before="page"/>
    </style:style>
    <style:style style:name="P51" style:family="paragraph" style:parent-style-name="Heading_20_2">
      <style:text-properties fo:font-weight="bold" style:font-weight-asian="bold" style:font-weight-complex="bold"/>
    </style:style>
    <style:style style:name="P52" style:family="paragraph" style:parent-style-name="Heading_20_3">
      <style:text-properties fo:font-weight="bold" style:font-weight-asian="bold" style:font-weight-complex="bold"/>
    </style:style>
    <style:style style:name="P5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5" style:family="paragraph" style:parent-style-name="Table_20_Contents">
      <style:text-properties style:font-name="Arial" fo:font-size="10pt" style:font-size-asian="10pt" style:font-size-complex="10pt"/>
    </style:style>
    <style:style style:name="P56" style:family="paragraph" style:parent-style-name="Table_20_Contents">
      <style:text-properties style:font-name="Arial"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Introduction<text:tab/>3</text:p>
          <text:p text:style-name="P35">Warning<text:tab/>3</text:p>
          <text:p text:style-name="P35">User Interface<text:tab/>3</text:p>
          <text:p text:style-name="P36">Main Window<text:tab/>3</text:p>
          <text:p text:style-name="P36">Project window<text:tab/>4</text:p>
          <text:p text:style-name="P37">Renaming a Layout<text:tab/>4</text:p>
          <text:p text:style-name="P37">Re-Order Layouts<text:tab/>4</text:p>
          <text:p text:style-name="P37">Context Menu Items (Layouts Node)<text:tab/>5</text:p>
          <text:p text:style-name="P37">Context Menu Items (Layout Node)<text:tab/>5</text:p>
          <text:p text:style-name="P37">Context Menu Items (Reference Node)<text:tab/>6</text:p>
          <text:p text:style-name="P36">Layout Control window<text:tab/>6</text:p>
          <text:p text:style-name="P37">Card Count Group<text:tab/>6</text:p>
          <text:p text:style-name="P37">Card Layout<text:tab/>6</text:p>
          <text:p text:style-name="P37">Multi-Select<text:tab/>7</text:p>
          <text:p text:style-name="P36">Element Control window<text:tab/>8</text:p>
          <text:p text:style-name="P37">Element<text:tab/>8</text:p>
          <text:p text:style-name="P37">Font (Text Elements)<text:tab/>8</text:p>
          <text:p text:style-name="P37">Graphic (Graphic Elements)<text:tab/>9</text:p>
          <text:p text:style-name="P37">Shape (Shape Elements)<text:tab/>9</text:p>
          <text:p text:style-name="P37">Border<text:tab/>10</text:p>
          <text:p text:style-name="P37">Outline<text:tab/>10</text:p>
          <text:p text:style-name="P36">Canvas window<text:tab/>10</text:p>
          <text:p text:style-name="P37">Canvas Alignment<text:tab/>11</text:p>
          <text:p text:style-name="P36">Logger window<text:tab/>11</text:p>
          <text:p text:style-name="P36">Defines window<text:tab/>11</text:p>
          <text:p text:style-name="P35">CSV Reference Files<text:tab/>12</text:p>
          <text:p text:style-name="P36">Creation<text:tab/>12</text:p>
          <text:p text:style-name="P36">Special Functions<text:tab/>12</text:p>
          <text:p text:style-name="P36">Color String Format<text:tab/>12</text:p>
          <text:p text:style-name="P37">RGB Color Format<text:tab/>12</text:p>
          <text:p text:style-name="P37">Color Name Format<text:tab/>13</text:p>
          <text:p text:style-name="P36">Font String Format<text:tab/>13</text:p>
          <text:p text:style-name="P36">Element Overrides<text:tab/>13</text:p>
          <text:p text:style-name="P36">Define File<text:tab/>15</text:p>
          <text:p text:style-name="P36">Google References / Defines<text:tab/>15</text:p>
          <text:p text:style-name="P37">Google Authentication Setup<text:tab/>15</text:p>
          <text:p text:style-name="P35">Translator<text:tab/>16</text:p>
          <text:p text:style-name="P36">Incept (Default)<text:tab/>16</text:p>
          <text:p text:style-name="P36">JavaScript<text:tab/>16</text:p>
          <text:p text:style-name="P35">Definition / Scripting Reference (Incept Translator)<text:tab/>16</text:p>
          <text:p text:style-name="P36">All Elements<text:tab/>16</text:p>
          <text:p text:style-name="P36"><text:soft-page-break/>Graphic Elements<text:tab/>19</text:p>
          <text:p text:style-name="P36">Text Elements<text:tab/>20</text:p>
          <text:p text:style-name="P36">Formatted Text Elements<text:tab/>20</text:p>
          <text:p text:style-name="P36">Shape Elements<text:tab/>22</text:p>
          <text:p text:style-name="P37">Additional Parameters by Shape Table<text:tab/>22</text:p>
          <text:p text:style-name="P37">Grid Note<text:tab/>23</text:p>
          <text:p text:style-name="P36">Order of Translation<text:tab/>23</text:p>
          <text:p text:style-name="P35">Settings<text:tab/>23</text:p>
          <text:p text:style-name="P36">General<text:tab/>23</text:p>
          <text:p text:style-name="P36">PDF Export Settings<text:tab/>24</text:p>
          <text:p text:style-name="P37">Exporting Layouts<text:tab/>24</text:p>
          <text:p text:style-name="P37">Layout Notes<text:tab/>24</text:p>
          <text:p text:style-name="P36">Where is the print option?<text:tab/>24</text:p>
          <text:p text:style-name="P35">Layout Templates<text:tab/>24</text:p>
        </text:index-body>
      </text:table-of-content>
      <text:p text:style-name="P3"/>
      <text:h text:style-name="P50"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Selected Element Guides</text:p>
          </table:table-cell>
          <table:table-cell table:style-name="Table7.B2" office:value-type="string">
            <text:p text:style-name="P17">Toggles the visibility of the guide lines indicating the location of the Element as related to others.</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You can set the project-wide translator type and the default define reference type. </text:p>
            <text:p text:style-name="P17"/>
            <text:p text:style-name="P17">The default define reference type 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 There are a few special settings:</text:p>
            <text:p text:style-name="P17"/>
            <text:p text:style-name="P17">Stitch Skip Index: A value to indicate any gaps to intentionally leave in the stitched export.</text:p>
            <text:p text:style-name="P17"/>
            <text:p text:style-name="P17">File Name Format (see Configure Layout Export for details)</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text:soft-page-break/></text:p>
            <text:p text:style-name="P17">Export rotation if your images need to be rotated 90/-90 degrees. This applies to pdf, and image export.</text:p>
            <text:p text:style-name="P17"/>
            <text:p text:style-name="P17">Stitched columns/rows configures the width and height based on the buffer and layout size. </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16">Menu Item</text:p>
            </table:table-cell>
            <table:table-cell table:style-name="Table31.B1" office:value-type="string">
              <text:p text:style-name="P16">Function</text:p>
            </table:table-cell>
          </table:table-row>
        </table:table-header-rows>
        <table:table-row table:style-name="Table31.1">
          <table:table-cell table:style-name="Table31.A2" office:value-type="string">
            <text:p text:style-name="P17">Copy</text:p>
          </table:table-cell>
          <table:table-cell table:style-name="Table31.B2" office:value-type="string">
            <text:p text:style-name="P17">Copies the selected Element(s) to the clipboard.</text:p>
          </table:table-cell>
        </table:table-row>
        <text:soft-page-break/>
        <table:table-row table:style-name="Table31.1">
          <table:table-cell table:style-name="Table31.A2" office:value-type="string">
            <text:p text:style-name="P17">Paste</text:p>
          </table:table-cell>
          <table:table-cell table:style-name="Table31.B2" office:value-type="string">
            <text:p text:style-name="P1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17">Paste Settings...</text:p>
          </table:table-cell>
          <table:table-cell table:style-name="Table31.B2" office:value-type="string">
            <text:p text:style-name="P17">Applies the specified settings from the Element in the clipboard to all selected Elements.</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235021853234753036" text:style-name="L1">
        <text:list-item>
          <text:p text:style-name="P40">The text will appear to be red until the font has been set once.</text:p>
        </text:list-item>
        <text:list-item>
          <text:p text:style-name="P39"><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ext:soft-page-break/>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text:soft-page-break/>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7">CSV reference files have 4 strict content rules:</text:p>
      <text:list xml:id="list2185704184746137394" text:style-name="L2">
        <text:list-item>
          <text:p text:style-name="P41">The separator character must be a comma. Some editors may switch this on you!</text:p>
        </text:list-item>
        <text:list-item>
          <text:p text:style-name="P41">The first row must contain the column names. The columns may be named with spaces but should not use the [ or ] characters (or anything else that might confuse the parser when trying to translate references).</text:p>
        </text:list-item>
        <text:list-item>
          <text:p text:style-name="P41">The first column may be named anything, but the contents should always be the card count of the given row. (an empty entry assumes 1 instance of the given row)</text:p>
        </text:list-item>
        <text:list-item>
          <text:p text:style-name="P42"><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text:soft-page-break/></text:p>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51"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text:soft-page-break/>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ext:soft-page-break/>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6534466368811110234" text:style-name="L3">
        <text:list-item>
          <text:p text:style-name="P43">Each define name follows the same rules as a column name in a reference file.</text:p>
        </text:list-item>
        <text:list-item>
          <text:p text:style-name="P4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4553237739322283555" text:style-name="L4">
        <text:list-item>
          <text:p text:style-name="P44"><text:span text:style-name="T1">Reference file: </text:span><text:span text:style-name="T2">items.csv</text:span></text:p>
        </text:list-item>
        <text:list-item>
          <text:p text:style-name="P44"><text:span text:style-name="T1">Define file: </text:span><text:span text:style-name="T2">items_defines.csv</text:span></text:p>
        </text:list-item>
        <text:list-item>
          <text:p text:style-name="P45">Project Wide Defines: [project file name without extension]<text:span text:style-name="T2">_defines.csv</text:span></text:p>
        </text:list-item>
      </text:list>
      <text:h text:style-name="Heading_20_2" text:outline-level="2"><text:soft-page-break/>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2376829217462749779" text:style-name="L5">
        <text:list-item>
          <text:p text:style-name="P48"><text:span text:style-name="T1">Main sheet: </text:span><text:span text:style-name="T2">items</text:span></text:p>
        </text:list-item>
        <text:list-item>
          <text:p text:style-name="P48"><text:span text:style-name="T1">Defines sheet:</text:span><text:span text:style-name="T2"> items_defines</text:span></text:p>
        </text:list-item>
        <text:list-item>
          <text:p text:style-name="P46">Project Wide Defines<text:line-break/>SpreadSheet Name: [project file name without the extension] (this is case sensitive!)<text:line-break/>Sheet Name: <text:span text:style-name="T2">defines</text:span></text:p>
        </text:list-item>
      </text:list>
      <text:h text:style-name="P52"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548518422697107737" text:style-name="L6">
        <text:list-item>
          <text:p text:style-name="P47">Launch CardMaker and select <text:span text:style-name="T2">Tools</text:span> &gt; <text:span text:style-name="T2">Update Google Credentials... </text:span></text:p>
        </text:list-item>
        <text:list-item>
          <text:p text:style-name="P47">Either copy the Auth URL and browse to it in your preferred browser or click <text:span text:style-name="T2">Browse To URL</text:span></text:p>
        </text:list-item>
        <text:list-item>
          <text:p text:style-name="P47">Google should prompt you to allow CardMaker to access your spreadsheets and then navigate to the CardMaker site with the AccessToken field already selected. </text:p>
        </text:list-item>
        <text:list-item>
          <text:p text:style-name="P47">Copy the <text:span text:style-name="T2">AccessToken</text:span> value and return to CardMaker.</text:p>
        </text:list-item>
        <text:list-item>
          <text:p text:style-name="P47">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4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5"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5"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5"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5"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5"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5"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510949312929134259" text:style-name="L7">
              <text:list-item>
                <text:p text:style-name="P53">x offset</text:p>
              </text:list-item>
              <text:list-item>
                <text:p text:style-name="P53">y offset</text:p>
              </text:list-item>
              <text:list-item>
                <text:p text:style-name="P53">width</text:p>
              </text:list-item>
              <text:list-item>
                <text:p text:style-name="P53">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955783249374748429" text:style-name="L8">
              <text:list-item>
                <text:p text:style-name="P54">percent – percentage of the line space the image height should be (aspect ratio is maintained) – value from 0.00 to 1.00 would be smaller than the line. 1.00 represents 100%.</text:p>
              </text:list-item>
              <text:list-item>
                <text:p text:style-name="P54">xoffset – The x draw offset</text:p>
              </text:list-item>
              <text:list-item>
                <text:p text:style-name="P54">yoffset – The y draw offset</text:p>
              </text:list-item>
              <text:list-item>
                <text:p text:style-name="P54">width – The width to draw</text:p>
              </text:list-item>
              <text:list-item>
                <text:p text:style-name="P54">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1">[Corner]</text:p>
            <text:p text:style-name="P11"/>
            <text:p text:style-name="P12">Corner – The corner to draw the triangle from. 0 is upper left, 1 is upper right, 2 lower right, and 3 is lower left (default is 0)</text:p>
          </table:table-cell>
        </table:table-row>
      </table:table>
      <text:h text:style-name="Heading_20_3" text:outline-level="3">Grid Note</text:h>
      <text:list xml:id="list7821546498745365777" text:style-name="L9">
        <text:list-item>
          <text:p text:style-name="P4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8225091368444037915" text:style-name="L10">
        <text:list-item>
          <text:p text:style-name="P38">Card Values (![x])</text:p>
        </text:list-item>
        <text:list-item>
          <text:p text:style-name="P38">Data Source References (@[x])</text:p>
        </text:list-item>
        <text:list-item>
          <text:p text:style-name="P38">If</text:p>
        </text:list-item>
        <text:list-item>
          <text:p text:style-name="P38">Switch</text:p>
        </text:list-item>
        <text:list-item>
          <text:p text:style-name="P38">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28">Default Translator Type</text:p>
          </table:table-cell>
          <table:table-cell table:style-name="Table29.B2" office:value-type="string">
            <text:p text:style-name="Table_20_Contents">Specifies the default translator to set when you create a new project.</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2$Win32 OpenOffice.org_project/412m3$Build-9782</meta:generator>
    <meta:document-statistic meta:table-count="34" meta:image-count="0" meta:object-count="0" meta:page-count="25" meta:paragraph-count="757" meta:word-count="6526" meta:character-count="38286"/>
  </office:meta>
</office:document-meta>
</file>